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507in" fo:margin-left="0.2465in" table:align="left" style:writing-mode="lr-tb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3.125in"/>
    </style:style>
    <style:style style:name="Table1.C" style:family="table-column">
      <style:table-column-properties style:column-width="1.566in"/>
    </style:style>
    <style:style style:name="Table1.D" style:family="table-column">
      <style:table-column-properties style:column-width="1.38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background-color="#ffff00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</style:style>
    <style:style style:name="P7" style:family="paragraph" style:parent-style-name="Tekst_20_podstawowy_20_wcięty_20_2">
      <style:paragraph-properties fo:margin-left="0.1972in" fo:margin-right="0in" fo:margin-top="0in" fo:margin-bottom="0in" loext:contextual-spacing="false" fo:line-height="100%" fo:text-indent="0in" style:auto-text-indent="false"/>
      <style:text-properties style:font-name="Times New Roman" fo:font-size="11pt" style:font-size-asian="11pt" style:font-name-complex="Times New Roman" style:font-size-complex="11pt"/>
    </style:style>
    <style:style style:name="P8" style:family="paragraph" style:parent-style-name="Tekst_20_podstawowy_20_wcięty_20_2">
      <style:paragraph-properties fo:margin-left="0.1972in" fo:margin-right="0in" fo:margin-top="0in" fo:margin-bottom="0in" loext:contextual-spacing="false" fo:line-height="100%" fo:text-indent="0in" style:auto-text-indent="false"/>
    </style:style>
    <style:style style:name="P9" style:family="paragraph" style:parent-style-name="Tekst_20_podstawowy_20_wcięty_20_2">
      <style:paragraph-properties fo:margin-left="0.1972in" fo:margin-right="0in" fo:margin-top="0in" fo:margin-bottom="0in" loext:contextual-spacing="false" fo:line-height="100%" fo:text-align="end" style:justify-single-word="false" fo:text-indent="0in" style:auto-text-indent="false"/>
    </style:style>
    <style:style style:name="P10" style:family="paragraph" style:parent-style-name="Tekst_20_podstawowy_20_wcięty_20_2">
      <style:paragraph-properties fo:margin-left="0.1972in" fo:margin-right="0in" fo:margin-top="0in" fo:margin-bottom="0in" loext:contextual-spacing="false" fo:line-height="100%" fo:text-indent="0in" style:auto-text-indent="false"/>
      <style:text-properties fo:background-color="#ffff00"/>
    </style:style>
    <style:style style:name="P11" style:family="paragraph" style:parent-style-name="Default">
      <style:paragraph-properties fo:margin-left="0.5in" fo:margin-right="0in" fo:text-indent="0in" style:auto-text-indent="false"/>
      <style:text-properties style:font-name="Times New Roman" fo:font-size="11pt" fo:background-color="#ffff00" style:font-size-asian="11pt" style:font-name-complex="Times New Roman" style:font-size-complex="11pt"/>
    </style:style>
    <style:style style:name="P12" style:family="paragraph" style:parent-style-name="Default">
      <style:paragraph-properties fo:margin-left="0.5in" fo:margin-right="0in" fo:text-indent="0in" style:auto-text-indent="false"/>
      <style:text-properties fo:color="#000000" style:font-name="Times New Roman" fo:font-size="12pt" fo:language="pl" fo:country="PL" fo:font-weight="bold" officeooo:rsid="00021abf" officeooo:paragraph-rsid="00021abf" fo:background-color="#ffff0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3" style:family="paragraph" style:parent-style-name="HTML_20_-_20_wstępnie_20_sformatowany">
      <style:text-properties fo:color="#000000" style:font-name="Times New Roman" fo:font-size="11pt" fo:language="pl" fo:country="PL" officeooo:rsid="00021abf" officeooo:paragraph-rsid="00021abf" fo:background-color="#ffff00" style:font-name-asian="Calibri" style:font-size-asian="11pt" style:font-name-complex="Times New Roman" style:font-size-complex="11pt" style:language-complex="ar" style:country-complex="SA"/>
    </style:style>
    <style:style style:name="P14" style:family="paragraph" style:parent-style-name="Heading_20_2">
      <style:paragraph-properties fo:text-align="center" style:justify-single-word="false"/>
      <style:text-properties style:font-name="Times New Roman" fo:font-style="normal" style:font-style-asian="normal" style:font-name-complex="Times New Roman"/>
    </style:style>
    <style:style style:name="P15" style:family="paragraph" style:parent-style-name="Standard" style:master-page-name="Standard">
      <style:paragraph-properties fo:text-align="end" style:justify-single-word="false" style:page-number="auto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2pt" fo:language="pl" fo:country="PL" fo:font-weight="bold" officeooo:paragraph-rsid="00021abf" fo:background-color="#ffff0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 New Roman" fo:font-size="12pt" fo:language="en" fo:country="US" fo:font-weight="bold" officeooo:paragraph-rsid="00021abf" fo:background-color="#ffff0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" style:family="paragraph" style:parent-style-name="Standard" style:list-style-name="WW8Num2">
      <style:paragraph-properties fo:margin-left="0.25in" fo:margin-right="0in" fo:line-height="150%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P19" style:family="paragraph" style:parent-style-name="Standard" style:list-style-name="WW8Num2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P20" style:family="paragraph" style:parent-style-name="Standard" style:list-style-name="">
      <style:paragraph-properties fo:margin-left="0in" fo:margin-right="0.0591in" fo:line-height="0.222in" fo:text-indent="0in" style:auto-text-indent="false"/>
      <style:text-properties style:use-window-font-color="true" style:font-name="Times New Roman" fo:font-size="12pt" fo:language="pl" fo:country="PL" fo:font-weight="bold" officeooo:rsid="00021abf" officeooo:paragraph-rsid="00021abf" fo:background-color="#ffff0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000000" fo:language="en" fo:country="US" fo:background-color="#ffff00" loext:char-shading-value="0"/>
    </style:style>
    <style:style style:name="T4" style:family="text">
      <style:text-properties fo:color="#000000" fo:language="en" fo:country="US" officeooo:rsid="00021abf" fo:background-color="#ffff00" loext:char-shading-value="0"/>
    </style:style>
    <style:style style:name="T5" style:family="text">
      <style:text-properties fo:color="#000000" fo:background-color="#ffff00" loext:char-shading-value="0"/>
    </style:style>
    <style:style style:name="T6" style:family="text">
      <style:text-properties fo:color="#000000" officeooo:rsid="00021abf"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021abf"/>
    </style:style>
    <style:style style:name="T9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Warszawa, <text:span text:style-name="T7">04.12.2015</text:span></text:p>
      <text:h text:style-name="P14" text:outline-level="2">NOTATKA SŁUŻBOWA</text:h>
      <text:h text:style-name="P14" text:outline-level="2">ZESTAWIENIE OFERT</text:h>
      <text:p text:style-name="P2"><text:span text:style-name="T1">dotyczące zadania pn.: „</text:span><text:span text:style-name="T2">Dostawa serwera NAS</text:span><text:span text:style-name="T1">”</text:span></text:p>
      <text:p text:style-name="P3"/>
      <text:list xml:id="list3107749148" text:style-name="WW8Num2">
        <text:list-item>
          <text:list>
            <text:list-item>
              <text:p text:style-name="P18">Opis przedmiotu zamówienia:</text:p>
            </text:list-item>
          </text:list>
        </text:list-item>
      </text:list>
      <text:p text:style-name="P1">Dostawa serwera NAS</text:p>
      <text:p text:style-name="P6"/>
      <text:list xml:id="list155359435069073" text:continue-numbering="true" text:style-name="WW8Num2">
        <text:list-item>
          <text:list>
            <text:list-item>
              <text:p text:style-name="P19">Wykaz sprawdzonych wykonawców wraz z propozycjami cenowymi: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Lp.</text:p>
          </table:table-cell>
          <table:table-cell table:style-name="Table1.A1" office:value-type="string">
            <text:p text:style-name="P5">Nazwa firmy</text:p>
          </table:table-cell>
          <table:table-cell table:style-name="Table1.A1" office:value-type="string">
            <text:p text:style-name="P5">Adres </text:p>
          </table:table-cell>
          <table:table-cell table:style-name="Table1.D1" office:value-type="string">
            <text:p text:style-name="P5">Cena netto (zł)</text:p>
          </table:table-cell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16"><text:span text:style-name="Strong_20_Emphasis"><text:span text:style-name="T8">AAA</text:span></text:span></text:p>
          </table:table-cell>
          <table:table-cell table:style-name="Table1.A1" office:value-type="string">
            <text:p text:style-name="P13">asd</text:p>
          </table:table-cell>
          <table:table-cell table:style-name="Table1.D1" office:value-type="string">
            <text:p text:style-name="P13">xx</text:p>
          </table:table-cell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A1" office:value-type="string">
            <text:h text:style-name="P20" text:outline-level="2">BBB</text:h>
          </table:table-cell>
          <table:table-cell table:style-name="Table1.A1" office:value-type="string">
            <text:p text:style-name="P13">asd</text:p>
          </table:table-cell>
          <table:table-cell table:style-name="Table1.D1" office:value-type="string">
            <text:p text:style-name="P13">aa</text:p>
          </table:table-cell>
        </table:table-row>
        <table:table-row table:style-name="Table1.1"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17"><text:span text:style-name="Strong_20_Emphasis"><text:span text:style-name="T8">CCC</text:span></text:span></text:p>
          </table:table-cell>
          <table:table-cell table:style-name="Table1.A1" office:value-type="string">
            <text:p text:style-name="P13">asd</text:p>
          </table:table-cell>
          <table:table-cell table:style-name="Table1.D1" office:value-type="string">
            <text:p text:style-name="P13">zz</text:p>
          </table:table-cell>
        </table:table-row>
      </table:table>
      <text:p text:style-name="P4"/>
      <text:p text:style-name="P4"/>
      <text:list xml:id="list155360120048545" text:continue-numbering="true" text:style-name="WW8Num2">
        <text:list-item>
          <text:list>
            <text:list-item>
              <text:p text:style-name="P18">Wybrany wykonawca (nazwa, adres):</text:p>
            </text:list-item>
          </text:list>
        </text:list-item>
      </text:list>
      <text:p text:style-name="P12">asdasd</text:p>
      <text:p text:style-name="P7"/>
      <text:list xml:id="list155359362599481" text:continue-numbering="true" text:style-name="WW8Num2">
        <text:list-item>
          <text:list>
            <text:list-item>
              <text:p text:style-name="P18">Uzasadnienie wyboru i inne istotne informacje:</text:p>
            </text:list-item>
          </text:list>
        </text:list-item>
      </text:list>
      <text:p text:style-name="P10">Wybrany wykonawca przedstawił najkorzystniejszą cenowo ofertę.</text:p>
      <text:p text:style-name="P8"/>
      <text:list xml:id="list155358882147913" text:continue-numbering="true" text:style-name="WW8Num2">
        <text:list-item>
          <text:list>
            <text:list-item>
              <text:p text:style-name="P18">Przegląd ofert dokonano w dniu <text:span text:style-name="T7">04.12.2015 na podstawie nadesłanych ofert.</text:span></text:p>
            </text:list-item>
            <text:list-item>
              <text:p text:style-name="P18">Przegląd ofert wykonał: <text:span text:style-name="T7">Wojciech Krauze </text:span>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Tekst_20_podstawowy_20_2" style:display-name="Tekst podstawowy 2" style:family="paragraph" style:parent-style-name="Standard">
      <style:paragraph-properties fo:margin-top="0in" fo:margin-bottom="0.0835in" loext:contextual-spacing="false" fo:line-height="200%"/>
    </style:style>
    <style:style style:name="Tekst_20_podstawowy_20_wcięty_20_2" style:display-name="Tekst podstawowy wcięty 2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pl" fo:country="PL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TML_20_-_20_wstępnie_20_sformatowany" style:display-name="HTML - wstępnie sformatowany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omyślna_20_czcionka_20_akapitu" style:display-name="Domyślna czcionka akapitu" style:family="text"/>
    <style:style style:name="Nagłówek_20_2_20_Znak" style:display-name="Nagłówek 2 Znak" style:family="text">
      <style:text-properties style:font-name="Arial" fo:font-family="Arial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Stopka_20_Znak" style:display-name="Stopka Znak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Domyślna_20_czcionka_20_akapitu"/>
    <style:style style:name="Tekst_20_podstawowy_20_2_20_Znak" style:display-name="Tekst podstawowy 2 Znak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kst_20_podstawowy_20_wcięty_20_2_20_Znak" style:display-name="Tekst podstawowy wcięty 2 Znak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ody_5f_black" style:display-name="body_black" style:family="text" style:parent-style-name="Domyślna_20_czcionka_20_akapitu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TML_20_-_20_wstępnie_20_sformatowany_20_Znak" style:display-name="HTML - wstępnie sformatowany Znak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1" style:num-suffix=")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9846in" fo:margin-bottom="0.6417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27in" fo:margin-left="0in" fo:margin-right="0in" fo:margin-top="0.1937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draw:z-index="0"><draw:text-box fo:min-height="0.0228in" fo:min-width="0.0161in"><text:p text:style-name="Footer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Warszawa, dnia</dc:title>
    <dc:subject/>
    <meta:keyword/>
    <meta:initial-creator>Jag0dka</meta:initial-creator>
    <meta:creation-date>2019-03-13T15:47:00</meta:creation-date>
    <dc:date>2020-01-07T15:53:58.321565187</dc:date>
    <meta:print-date>2015-12-04T10:17:00</meta:print-date>
    <meta:editing-cycles>4</meta:editing-cycles>
    <meta:generator>LibreOffice/6.3.4.2.0$Linux_X86_64 LibreOffice_project/30$Build-2</meta:generator>
    <meta:editing-duration>PT5M6S</meta:editing-duration>
    <meta:document-statistic meta:table-count="1" meta:image-count="0" meta:object-count="0" meta:page-count="1" meta:paragraph-count="30" meta:word-count="83" meta:character-count="537" meta:non-whitespace-character-count="488"/>
  </office:meta>
</office:document-meta>
</file>